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 Bolton <text:s text:c="95"/>Ch 13</text:p>
      <text:p text:style-name="Standard"><text:s text:c="42"/>Languages and Machines</text:p>
      <text:p text:style-name="Standard"><text:s text:c="41"/>Ch 13: 1,2,3,4,7,8ab, 10, 15, 19, 23, 26</text:p>
      <text:p text:style-name="Standard">1.</text:p>
      <text:p text:style-name="Standard"><text:s text:c="7"/>f(1,0) = g(1) = 12 = 1</text:p>
      <text:p text:style-name="Standard"><text:s text:c="7"/>f(1,1) = h(1,0,f(1,0)) = h(1,0,1) = 2</text:p>
      <text:p text:style-name="Standard"><text:s text:c="7"/>f(1,2) = h(1,1,f(1,1)) = h(1,1,h(1,0,f(1,0))) = h(1,1,h(1,0,1)) = h(1,1,2) = 4</text:p>
      <text:p text:style-name="Standard"><text:s text:c="7"/>f(5,0) = g(5) = 52 = 25</text:p>
      <text:p text:style-name="Standard"><text:s text:c="7"/>f(5,1) = h(5,0,f(5,0)) = h(5,0,25) = 30</text:p>
      <text:p text:style-name="Standard"><text:s text:c="7"/>f(5,2) = h(5,1,f(5,1)) = h(5,1,h(5,0,f(5,0))) = h(5,1,h(5,0,25)) = h(5,1,30) = 36</text:p>
      <text:p text:style-name="Standard">2.</text:p>
      <text:p text:style-name="Standard"><text:s text:c="7"/>a) What does the superscript mean?</text:p>
      <text:p text:style-name="Standard"><text:s text:c="7"/>The constant “2” can be derived from: s.s.z</text:p>
      <text:p text:style-name="Standard"><text:s text:c="7"/>b) pred(s(x)) = x</text:p>
      <text:p text:style-name="Standard"><text:s text:c="7"/>I assume they let us do pattern matching like that.</text:p>
      <text:p text:style-name="Standard"><text:s text:c="7"/>c) f(x) = add . (mult . (2, p1) , 2) <text:s text:c="2"/>(we know add, mult, and 2 to be primitive recursive)</text:p>
      <text:p text:style-name="Standard"><text:s text:c="7"/>Not totally sure on the syntax when it comes to partial application and composition in this</text:p>
      <text:p text:style-name="Standard"><text:s text:c="7"/>system. In haskell it would like like: (+2) . (*2)</text:p>
      <text:p text:style-name="Standard">3.</text:p>
      <text:p text:style-name="Standard"><text:s text:c="7"/>a) sg(0) = 0</text:p>
      <text:p text:style-name="Standard"><text:s text:c="7"/>sg(s(y)) = y</text:p>
      <text:p text:style-name="Standard"><text:s text:c="7"/>sg is not recursive, so I don't see why would we have to give g and h</text:p>
      <text:p text:style-name="Standard"><text:s text:c="7"/>b) sub(x, 0) = g(x) = x</text:p>
      <text:p text:style-name="Standard"><text:s text:c="7"/>sub(x, s(y)) = h(x, y, sub(x,y))</text:p>
      <text:p text:style-name="Standard"><text:s text:c="15"/>where h(x,y,z) = pred(z)</text:p>
      <text:p text:style-name="Standard"><text:s text:c="7"/>c) exp(x,0) = g(0) = 1</text:p>
      <text:p text:style-name="Standard"><text:s text:c="7"/>exp(x,s(y)) = h(x,y,e(x,y))</text:p>
      <text:p text:style-name="Standard"><text:s text:c="15"/>where h(x,y,z) = z * x</text:p>
      <text:p text:style-name="Standard">4.</text:p>
      <text:p text:style-name="Standard"><text:s text:c="7"/>a) Prove that total functions are closed under composition, where f is defined by the</text:p>
      <text:p text:style-name="Standard"><text:s text:c="7"/>composition of h and g1 ... gn.</text:p>
      <text:p text:style-name="Standard"><text:s text:c="15"/>By the definition of composition, the domain of f is the same as the domain of h, which</text:p>
      <text:p text:style-name="Standard"><text:s text:c="7"/>we know is total, so then f must be total. (Did I state this right? Is it just closure of total</text:p>
      <text:p text:style-name="Standard"><text:s text:c="7"/>functions over composition? Is there more to it than this?) The domain of gx is the range of</text:p>
      <text:p text:style-name="Standard"><text:s text:c="7"/>g(x-1), each of which is total.</text:p>
      <text:p text:style-name="Standard"><text:s text:c="7"/>b) The definition of primitive recursion is f(x1..xn,0) = g(x1..xn) and f(x1..xn,s(y)) =</text:p>
      <text:p text:style-name="Standard"><text:s text:c="7"/>h(x1..xn,y,f(x1..xn,y)). We can prove this by induction. For the base case, f(x1..xn,0) =</text:p>
      <text:p text:style-name="Standard"><text:s text:c="7"/>g(x1..xn), we can see that f, when its last parameter is 0, is equal to the total function g. In the</text:p>
      <text:p text:style-name="Standard"><text:s text:c="7"/>inductive step, where y &lt;= n, we can see that f(x1..xn,s(k)) is equal to the total function</text:p>
      <text:p text:style-name="Standard"><text:s text:c="7"/>h(x1..xn,k,f(x1..xn,k)). (I'm guessing there's probably more to it on this one too, but I don't</text:p>
      <text:p text:style-name="Standard"><text:s text:c="7"/>know where to go with it. The proof seems obvious.)</text:p>
      <text:p text:style-name="Standard">J Bolton <text:s text:c="59"/>Ch 13</text:p>
      <text:p text:style-name="Standard">7.</text:p>
      <text:p text:style-name="Standard"><text:s text:c="8"/>a) <text:s text:c="51"/>1/1 L</text:p>
      <text:p text:style-name="Standard"><text:s text:c="32"/>1/1 R <text:s text:c="19"/>1/1L</text:p>
      <text:p text:style-name="Standard"><text:s text:c="21"/>B/B R <text:s text:c="18"/>1/1 R</text:p>
      <text:p text:style-name="Standard"><text:s text:c="24"/>B/B L <text:s text:c="5"/>B/B L</text:p>
      <text:p text:style-name="Standard"><text:s text:c="56"/>B/B L</text:p>
      <text:p text:style-name="Standard"><text:s text:c="45"/>B/B L</text:p>
      <text:p text:style-name="Standard"><text:soft-page-break/><text:s text:c="31"/>B/B L</text:p>
      <text:p text:style-name="Standard"><text:s text:c="8"/>b)</text:p>
      <text:p text:style-name="Standard"><text:s text:c="8"/>f(x) = gt(x,0)*x</text:p>
      <text:p text:style-name="Standard">8.</text:p>
      <text:p text:style-name="Standard"><text:s text:c="8"/>a) max(x,y) = gt(x,y)*x + eq(x,y)*x + gt(y,x)*y</text:p>
      <text:p text:style-name="Standard"><text:s text:c="8"/>b) min(x,y) = lt(x,y)*x + eq(x,y)*x + lt(y,x)*y</text:p>
      <text:p text:style-name="Standard">15.</text:p>
      <text:p text:style-name="Standard">[3,0] = 2431</text:p>
      <text:p text:style-name="Standard">[0,0,1]</text:p>
      <text:p text:style-name="Standard">[1,0,1,2] = 22315273</text:p>
      <text:p text:style-name="Standard">[0,1,1,2,0] = 21325273111</text:p>
      <text:p text:style-name="Standard"/>
      <text:p text:style-name="Standard">19.</text:p>
      <text:p text:style-name="P1">f(4) = 6</text:p>
      <text:p text:style-name="P1">f(5) = 9</text:p>
      <text:p text:style-name="P1">f(6) = 11</text:p>
      <text:p text:style-name="P1">(I did these on the white board)</text:p>
      <text:p text:style-name="P1">f(0) = gn(1,2,3,4)</text:p>
      <text:p text:style-name="P1">f(s(n)) = h(n,gn(n))</text:p>
      <text:p text:style-name="P1">h = gn(dec(p2, 2), dec(p2,3), dec(p2,4), (dec(p2,3)+dec(p2,1)))</text:p>
      <text:p text:style-name="P1">f' = dec(f(n),1)</text:p>
      <text:p text:style-name="Standard"/>
      <text:p text:style-name="Standard">23.</text:p>
      <text:p text:style-name="P1">a) sg ( mz[eq(x,z*z*z)])</text:p>
      <text:p text:style-name="P1">b) r(x) = sg ( mi[eq(g(i), g(i+x))])</text:p>
      <text:p text:style-name="P1">c) l(x) = cosg ( mi[gt(x,(g(i)-h(i))]</text:p>
      <text:p text:style-name="P1">d) f(x) = sg ( mz [eq(x,dec(1,2) + dec(2,2)])</text:p>
      <text:p text:style-name="P1">e) f(x) = sg ( mz [gt(dec(1,z),x)*gt(dec(2,z),x)*(g(dec(1,z))==h(dec(2,z))])</text:p>
      <text:p text:style-name="Standard"/>
      <text:p text:style-name="Standard">26.</text:p>
      <text:p text:style-name="P1">a) pred</text:p>
      <text:p text:style-name="P1">b) </text:p>
      <text:p text:style-name="P1">gn(0,0,2<text:span text:style-name="T1">1</text:span><text:span text:style-name="T2">3</text:span><text:span text:style-name="T1">2</text:span><text:span text:style-name="T2">)</text:span></text:p>
      <text:p text:style-name="P1"><text:span text:style-name="T2">gn(1,1,2</text:span><text:span text:style-name="T1">1</text:span><text:span text:style-name="T2">3</text:span><text:span text:style-name="T1">2</text:span><text:span text:style-name="T2">)</text:span></text:p>
      <text:p text:style-name="P1"><text:span text:style-name="T2">gn(2,2,”)</text:span></text:p>
      <text:p text:style-name="P1"><text:span text:style-name="T2">gn(3,1,”)</text:span></text:p>
      <text:p text:style-name="P1"><text:span text:style-name="T2">gn(4,0,2</text:span><text:span text:style-name="T1">1</text:span><text:span text:style-name="T2">3</text:span><text:span text:style-name="T1">2</text:span><text:span text:style-name="T2">)</text:span></text:p>
      <text:p text:style-name="P1"><text:span text:style-name="T2"/></text:p>
      <text:p text:style-name="P1">gn(0,0,2<text:span text:style-name="T1">1</text:span><text:span text:style-name="T2">3</text:span><text:span text:style-name="T1">2</text:span><text:span text:style-name="T2">5</text:span><text:span text:style-name="T1">2</text:span><text:span text:style-name="T2">7</text:span><text:span text:style-name="T1">2</text:span><text:span text:style-name="T2">)</text:span></text:p>
      <text:p text:style-name="P1"><text:span text:style-name="T2">gn(1,1,2</text:span><text:span text:style-name="T1">1</text:span><text:span text:style-name="T2">3</text:span><text:span text:style-name="T1">2</text:span><text:span text:style-name="T2">5</text:span><text:span text:style-name="T1">2</text:span><text:span text:style-name="T2">7</text:span><text:span text:style-name="T1">2</text:span><text:span text:style-name="T2">)</text:span></text:p>
      <text:p text:style-name="P1"><text:span text:style-name="T2">gn(2,2,2</text:span><text:span text:style-name="T1">1</text:span><text:span text:style-name="T2">3</text:span><text:span text:style-name="T1">2</text:span><text:span text:style-name="T2">5</text:span><text:span text:style-name="T1">2</text:span><text:span text:style-name="T2">7</text:span><text:span text:style-name="T1">2</text:span><text:span text:style-name="T2">)</text:span></text:p>
      <text:p text:style-name="P1"><text:span text:style-name="T2">gn(5,3,2</text:span><text:span text:style-name="T1">1</text:span><text:span text:style-name="T2">3</text:span><text:span text:style-name="T1">2</text:span><text:span text:style-name="T2">5</text:span><text:span text:style-name="T1">2</text:span><text:span text:style-name="T2">7</text:span><text:span text:style-name="T1">2</text:span><text:span text:style-name="T2">)</text:span></text:p>
      <text:p text:style-name="P1"><text:span text:style-name="T2">gn(6,2,2</text:span><text:span text:style-name="T1">1</text:span><text:span text:style-name="T2">3</text:span><text:span text:style-name="T1">2</text:span><text:span text:style-name="T2">5</text:span><text:span text:style-name="T1">2</text:span><text:span text:style-name="T2">7</text:span><text:span text:style-name="T1">2</text:span><text:span text:style-name="T2">)</text:span></text:p>
      <text:p text:style-name="P1"><text:span text:style-name="T2">gn(4,1,2</text:span><text:span text:style-name="T1">1</text:span><text:span text:style-name="T2">3</text:span><text:span text:style-name="T1">2</text:span><text:span text:style-name="T2">5</text:span><text:span text:style-name="T1">2</text:span><text:span text:style-name="T2">)</text:span></text:p>
      <text:p text:style-name="P1"><text:span text:style-name="T2">gn(4,0,2</text:span><text:span text:style-name="T1">1</text:span><text:span text:style-name="T2">3</text:span><text:span text:style-name="T1">2</text:span><text:span text:style-name="T2">5</text:span><text:span text:style-name="T1">2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5-11T16:25:31</meta:creation-date>
    <dc:date>2011-05-11T19:56:39</dc:date>
    <meta:editing-cycles>11</meta:editing-cycles>
    <meta:editing-duration>PT3H31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0" meta:word-count="657" meta:character-count="3645"/>
  </office:meta>
</office:document-meta>
</file>